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d351" officeooo:paragraph-rsid="0016d351"/>
    </style:style>
    <style:style style:name="P2" style:family="paragraph" style:parent-style-name="Standard">
      <style:text-properties officeooo:rsid="0016d351" officeooo:paragraph-rsid="001734cd"/>
    </style:style>
    <style:style style:name="P3" style:family="paragraph" style:parent-style-name="Standard">
      <style:text-properties officeooo:rsid="001734cd" officeooo:paragraph-rsid="001734cd"/>
    </style:style>
    <style:style style:name="P4" style:family="paragraph" style:parent-style-name="Standard">
      <style:text-properties officeooo:rsid="001734cd" officeooo:paragraph-rsid="001734cd"/>
    </style:style>
    <style:style style:name="P5" style:family="paragraph" style:parent-style-name="Standard">
      <style:text-properties officeooo:rsid="0019878c" officeooo:paragraph-rsid="0019878c"/>
    </style:style>
    <style:style style:name="P6" style:family="paragraph" style:parent-style-name="Standard">
      <style:text-properties officeooo:rsid="0016d351" officeooo:paragraph-rsid="0019878c"/>
    </style:style>
    <style:style style:name="T1" style:family="text">
      <style:text-properties officeooo:rsid="0019878c"/>
    </style:style>
    <style:style style:name="T2" style:family="text">
      <style:text-properties officeooo:rsid="0019fd5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vin Bradner</text:p>
      <text:p text:style-name="P1">Will Nourse</text:p>
      <text:p text:style-name="P1">Ammar Nahari</text:p>
      <text:p text:style-name="P1"/>
      <text:p text:style-name="P1">Mobile Robotics Lab <text:span text:style-name="T1">4</text:span> writeup</text:p>
      <text:p text:style-name="P1"/>
      <text:p text:style-name="P6">Our video is available at: <text:a xlink:type="simple" xlink:href="https://www.youtube.com/watch?v=mFdaNaQIUFc"><text:span text:style-name="T1">https://www.youtube.com/watch?v=mFdaNaQIUFc</text:span></text:a></text:p>
      <text:p text:style-name="P2"/>
      <text:p text:style-name="P3">our code can be found at: <text:a xlink:type="simple" xlink:href="https://github.com/wnourse05/eecs476_alpha/tree/master/lab2alpha">https://github.com/wnourse05/eecs476_alpha/tree/master/lab</text:a><text:a xlink:type="simple" xlink:href="https://github.com/wnourse05/eecs476_alpha/tree/master/lab2alpha"><text:span text:style-name="T1">4</text:span></text:a><text:a xlink:type="simple" xlink:href="https://github.com/wnourse05/eecs476_alpha/tree/master/lab2alpha">alpha</text:a></text:p>
      <text:p text:style-name="P3"/>
      <text:p text:style-name="P5">We reused the lidar alarm code from lab2, and subscribe to it from the action server. We added a while loop at the end <text:span text:style-name="T2">of </text:span>each movement so that it do<text:span text:style-name="T2">esn't</text:span> start the next movement if the lidar alarm detects something. </text:p>
      <text:p text:style-name="P5">We also modified the client from the homework assignment so that it would never cancel the goal according to the lidar alarm. We changed the client poses code so that it moves in a square motion while braking every 1/5th of a meter to allow for the server to check for the lidar ala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10:54:11.495619913</meta:creation-date>
    <dc:date>2017-03-02T11:47:54.162672139</dc:date>
    <meta:editing-duration>PT13M16S</meta:editing-duration>
    <meta:editing-cycles>7</meta:editing-cycles>
    <meta:generator>LibreOffice/4.2.8.2$Linux_X86_64 LibreOffice_project/420m0$Build-2</meta:generator>
    <meta:document-statistic meta:table-count="0" meta:image-count="0" meta:object-count="0" meta:page-count="1" meta:paragraph-count="8" meta:word-count="119" meta:character-count="727" meta:non-whitespace-character-count="615"/>
  </office:meta>
</office:document-meta>
</file>